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Standard">
      <style:text-properties officeooo:paragraph-rsid="0fbe4db4"/>
    </style:style>
    <style:style style:name="P7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Footnote">
      <style:text-properties officeooo:paragraph-rsid="0fda15e0"/>
    </style:style>
    <style:style style:name="P79" style:family="paragraph" style:parent-style-name="Standard">
      <style:text-properties officeooo:paragraph-rsid="0fe106d1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officeooo:rsid="047da547"/>
    </style:style>
    <style:style style:name="T2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style:font-size-asian="12pt" style:font-size-complex="12pt"/>
    </style:style>
    <style:style style:name="T272" style:family="text">
      <style:text-properties style:use-window-font-color="true" loext:opacity="0%" style:font-name="Liberation Sans" officeooo:rsid="0efd8e5c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officeooo:rsid="04473353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officeooo:rsid="0aace3cd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officeooo:rsid="0f0ca65a"/>
    </style:style>
    <style:style style:name="T303" style:family="text">
      <style:text-properties officeooo:rsid="0f8f58bd"/>
    </style:style>
    <style:style style:name="T304" style:family="text">
      <style:text-properties officeooo:rsid="0f95a7a0"/>
    </style:style>
    <style:style style:name="T305" style:family="text">
      <style:text-properties style:text-underline-style="none"/>
    </style:style>
    <style:style style:name="T306" style:family="text">
      <style:text-properties style:font-name="Liberation Mono" fo:font-size="8pt" style:font-size-asian="8pt" style:font-size-complex="8pt" loext:padding="0.049cm" loext:border="0.31pt solid #000000"/>
    </style:style>
    <style:style style:name="T30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Strong_20_Emphasis"><text:span text:style-name="T179"><text:user-field-get text:name="Version">24.04</text:user-field-get></text:span></text:span><text:span text:style-name="Strong_20_Emphasis"><text:span text:style-name="T176"><text:note text:id="ftn1" text:note-class="footnote"><text:note-citation>1</text:note-citation><text:note-body><text:p text:style-name="P81"><text:span text:style-name="T288">D</text:span><text:span text:style-name="T279">eze </text:span><text:span text:style-name="Strong_20_Emphasis"><text:span text:style-name="T290"><text:user-field-get text:name="Distro">Ubuntu</text:user-field-get></text:span></text:span><text:span text:style-name="T281"><text:s/></text:span><text:span text:style-name="T291"><text:user-field-get text:name="Version">24.04</text:user-field-get></text:span><text:span text:style-name="T291"><text:s/></text:span><text:span text:style-name="Strong_20_Emphasis"><text:span text:style-name="T292"><text:user-field-get text:name="Edition">Desktop</text:user-field-get></text:span></text:span><text:span text:style-name="T279"><text:s/>(codenaam </text:span><text:span text:style-name="T287">noble</text:span><text:span text:style-name="T279">) van april</text:span><text:span text:style-name="T282"> </text:span><text:span text:style-name="Strong_20_Emphasis"><text:span text:style-name="T293"><text:user-field-get text:name="Releaseyear">2024</text:user-field-get></text:span></text:span><text:span text:style-name="T283"><text:s/></text:span><text:span text:style-name="T288">is een zogenaamde </text:span><text:span text:style-name="T279">LTS-</text:span><text:span text:style-name="T288">versie</text:span><text:span text:style-name="T279"> </text:span><text:span text:style-name="T288">(</text:span><text:span text:style-name="T279">staat voor Long-Term Support, </text:span><text:span text:style-name="T280">langetermijnondersteuning</text:span><text:span text:style-name="T288">)</text:span><text:span text:style-name="T280"> </text:span><text:span text:style-name="T289">en</text:span><text:span text:style-name="T283"> </text:span><text:span text:style-name="T279">wordt gedurende 5 jaar ondersteund tot april 202</text:span><text:span text:style-name="T287">9</text:span><text:span text:style-name="T279">, en met een </text:span><text:span text:style-name="T286">gratis persoonlijk </text:span><text:span text:style-name="T279">Ubuntu </text:span><text:span text:style-name="T284">P</text:span><text:span text:style-name="T279">ro-abonnement gedurende 1</text:span><text:span text:style-name="T285">0</text:span><text:span text:style-name="T279"> jaar tot april 203</text:span><text:span text:style-name="T287">4</text:span><text:span text:style-name="T279">.</text:span></text:p></text:note-body></text:note></text:span></text:span><text:span text:style-name="Strong_20_Emphasis"><text:span text:style-name="T177"><text:s/></text:span></text:span><text:span text:style-name="Strong_20_Emphasis"><text:span text:style-name="T178"><text:user-field-get text:name="Edition">Desktop</text:user-field-get></text:span></text:span><text:span text:style-name="Strong_20_Emphasis"><text:span text:style-name="T175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2">ONDERSTREEPTE</text:span></text:span><text:span text:style-name="T1"> </text:span><text:span text:style-name="T16">woorden</text:span><text:span text:style-name="T15"> het</text:span><text:span text:style-name="Strong_20_Emphasis"><text:span text:style-name="T220"> </text:span></text:span><text:span text:style-name="Strong_20_Emphasis"><text:span text:style-name="T221">tekstvak</text:span></text:span><text:span text:style-name="T16"> </text:span><text:span text:style-name="T19">in,</text:span><text:span text:style-name="T16"> </text:span><text:span text:style-name="T238">zie </text:span><text:span text:style-name="T272">[</text:span><text:span text:style-name="T238">toelichting</text:span><text:span text:style-name="T272">]</text:span><text:span text:style-name="T16">:</text:span></text:p>
      <text:p text:style-name="P2"><text:span text:style-name="Definition"><text:span text:style-name="T23">GEBRUIKER</text:span></text:span><text:span text:style-name="T246"><text:tab/><text:tab/></text:span><text:span text:style-name="T271"> <text:tab/><text:tab/></text:span><text:span text:style-name="T247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47"><text:tab/> <text:s text:c="2"/></text:span><text:span text:style-name="T248">[</text:span><text:span text:style-name="T249">V</text:span><text:span text:style-name="T241">olledige naam, bijv. </text:span><text:span text:style-name="T242">J</text:span><text:span text:style-name="T269">a</text:span><text:span text:style-name="T242">n </text:span><text:span text:style-name="T269">Jansen</text:span><text:span text:style-name="T270">]</text:span></text:p>
      <text:p text:style-name="P79"><text:span text:style-name="Definition"><text:span text:style-name="T240">g</text:span></text:span><text:span text:style-name="Definition">ebruikersnaam</text:span><text:span text:style-name="Definition"><text:span text:style-name="T305"><text:tab/></text:span></text:span><text:span text:style-name="T239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39"><text:tab/> <text:s text:c="2"/></text:span><text:span text:style-name="T7">[</text:span><text:span text:style-name="T8">K</text:span><text:span text:style-name="T6">orte 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50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55">[</text:span><text:span text:style-name="T256">N</text:span><text:span text:style-name="T251">aam van de compute</text:span><text:span text:style-name="T252">r, </text:span><text:span text:style-name="T253">bijv. </text:span><text:span text:style-name="T254">pc02</text:span><text:span text:style-name="T255">]</text:span></text:p>
      <text:p text:style-name="P2"><text:span text:style-name="Definition"><text:span text:style-name="T258">GEBRUIKER</text:span></text:span><text:span text:style-name="Definition"><text:span text:style-name="T263"><text:tab/></text:span></text:span><text:span text:style-name="T257"><text:tab/></text:span><text:span text:style-name="T271"> <text:tab/><text:tab/></text:span><text:span text:style-name="T247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47"><text:tab/> <text:s text:c="2"/></text:span><text:span text:style-name="T248">[</text:span><text:span text:style-name="T249">V</text:span><text:span text:style-name="T241">olledige naam </text:span><text:span text:style-name="T245">evt. 2</text:span><text:span text:style-name="T273">e</text:span><text:span text:style-name="T243"> gebruiker</text:span><text:span text:style-name="T244">]</text:span></text:p>
      <text:p text:style-name="P79"><text:span text:style-name="Definition"><text:span text:style-name="T258">GEBRUIKERSN</text:span></text:span><text:span text:style-name="Definition"><text:span text:style-name="T259">aa</text:span></text:span><text:span text:style-name="Definition"><text:span text:style-name="T258">M</text:span></text:span><text:span text:style-name="Definition"><text:span text:style-name="T263"><text:tab/></text:span></text:span><text:span text:style-name="T239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39"><text:tab/> <text:s text:c="2"/></text:span><text:span text:style-name="T261">[</text:span><text:span text:style-name="T262">K</text:span><text:span text:style-name="T260">orte naam</text:span><text:span text:style-name="T264"> </text:span><text:span text:style-name="T265">e</text:span><text:span text:style-name="T266">vt. 2</text:span><text:span text:style-name="T274">e</text:span><text:span text:style-name="T266"> </text:span><text:span text:style-name="T267">gebruiker</text:span><text:span text:style-name="T268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8">Nog niet op Linux?</text:span><text:span text:style-name="T188"><text:tab/></text:span><text:span text:style-name="Strong_20_Emphasis"><text:span text:style-name="T84"><draw:control text:anchor-type="as-char" draw:z-index="17" draw:name="Vorm3" draw:style-name="gr1" draw:text-style-name="P91" svg:width="0.35cm" svg:height="0.35cm" draw:control="control16"/></text:span></text:span><text:span text:style-name="T195"><text:tab/></text:span><text:span text:style-name="T196">G</text:span><text:span text:style-name="T189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7">Linux</text:span><text:span text:style-name="T191">.</text:span></text:p>
      <text:p text:style-name="P39"><text:span text:style-name="T162">Nieuwe installatie?</text:span><text:span text:style-name="T158"><text:tab/></text:span><text:span text:style-name="Strong_20_Emphasis"><text:span text:style-name="T83"><draw:control text:anchor-type="as-char" draw:z-index="18" draw:name="Vorm 2" draw:style-name="gr1" draw:text-style-name="P91" svg:width="0.35cm" svg:height="0.35cm" draw:control="control17"/></text:span></text:span><text:span text:style-name="T161"><text:tab/></text:span><text:span text:style-name="T160">B</text:span><text:span text:style-name="T158">egin bij hoofdstuk </text:span><text:span text:style-name="T162"><text:bookmark-ref text:reference-format="page" text:ref-name="__RefNumPara__4009_1271708128">2</text:bookmark-ref></text:span><text:span text:style-name="T158"><text:s text:c="2"/></text:span><text:span text:style-name="T163"><text:bookmark-ref text:reference-format="text" text:ref-name="__RefNumPara__4009_1271708128">Installatie uitvoeren</text:bookmark-ref></text:span><text:span text:style-name="T159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300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2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3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1"><text:span text:style-name="T157">D</text:span>e <text:span text:style-name="T306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3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2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2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3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5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2">1</text:span></text:span><text:span text:style-name="Strong_20_Emphasis"><text:span text:style-name="T103"> <text:s/></text:span></text:span><text:span text:style-name="Strong_20_Emphasis"><text:span text:style-name="T104">In</text:span></text:span><text:span text:style-name="Strong_20_Emphasis"><text:span text:style-name="T97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4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204">Start de computer op vanaf</text:span><text:span text:style-name="T204"><text:note text:id="ftn4" text:note-class="footnote"><text:note-citation>1</text:note-citation><text:note-body><text:p text:style-name="P78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4"> </text:span><text:span text:style-name="T208">een </text:span><text:span text:style-name="Strong_20_Emphasis"><text:span text:style-name="T181"><text:user-field-get text:name="Distro">Ubuntu</text:user-field-get></text:span></text:span><text:span text:style-name="T203"><text:s/></text:span><text:span text:style-name="T182"><text:user-field-get text:name="Version">24.04</text:user-field-get></text:span><text:span text:style-name="T182"><text:s/></text:span><text:span text:style-name="Strong_20_Emphasis"><text:span text:style-name="T110"><text:user-field-get text:name="Edition">Desktop</text:user-field-get></text:span></text:span><text:span text:style-name="Strong_20_Emphasis"><text:span text:style-name="T110"><text:s/>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7"><text:span text:style-name="T275">Vanaf ee</text:span>n <text:span text:style-name="T304">L</text:span>ive <text:span text:style-name="T303">USB</text:span><text:span text:style-name="T278">-stick</text:span><text:span text:style-name="T21"> </text:span>kunt <text:span text:style-name="T275">u opstarten en</text:span> <text:span text:style-name="T17">met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0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7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96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6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05">Kies</text:span><text:span text:style-name="T206"> </text:span><text:span text:style-name="T209">Nederlands</text:span><text:span text:style-name="T206"> en klik</text:span><text:span text:style-name="T207"> </text:span><text:span text:style-name="T206">op</text:span><text:span text:style-name="T205"> </text:span><text:span text:style-name="T202">Next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6" draw:name="Vorm 10" draw:style-name="gr1" draw:text-style-name="P91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3">Kies uw toetsenbordindeling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83">Kies <text:span text:style-name="T307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7" draw:name="Vorm 11" draw:style-name="gr1" draw:text-style-name="P91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4">What apps would you like to install to start with?</text:span></text:span><text:span text:style-name="Strong_20_Emphasis"><text:span text:style-name="T219"> kies </text:span></text:span><text:span text:style-name="Strong_20_Emphasis"><text:span text:style-name="T234">Extended selectio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0">Bij</text:span><text:span text:style-name="T223"> </text:span><text:span text:style-name="Strong_20_Emphasis"><text:span text:style-name="T231">Create your account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9">V</text:span><text:span text:style-name="T224">ul </text:span><text:span text:style-name="T225">in </text:span><text:span text:style-name="Strong_20_Emphasis"><text:span text:style-name="T231">Your</text:span></text:span><text:span text:style-name="Strong_20_Emphasis"><text:span text:style-name="T226"> n</text:span></text:span><text:span text:style-name="Strong_20_Emphasis"><text:span text:style-name="T227">am</text:span></text:span><text:span text:style-name="Strong_20_Emphasis"><text:span text:style-name="T231">e</text:span></text:span><text:span text:style-name="Strong_20_Emphasis"><text:span text:style-name="T215"> </text:span></text:span><text:span text:style-name="Definition"><text:span text:style-name="T4">gebruiker</text:span></text:span><text:span text:style-name="Strong_20_Emphasis"><text:span text:style-name="T216">, <text:line-break/></text:span></text:span><text:span text:style-name="Strong_20_Emphasis"><text:span text:style-name="T231">You</text:span></text:span><text:span text:style-name="Strong_20_Emphasis"><text:span text:style-name="T237">r</text:span></text:span><text:span text:style-name="Strong_20_Emphasis"><text:span text:style-name="T226"> </text:span></text:span><text:span text:style-name="Strong_20_Emphasis"><text:span text:style-name="T228">computer</text:span></text:span><text:span text:style-name="Strong_20_Emphasis"><text:span text:style-name="T236">'s </text:span></text:span><text:span text:style-name="Strong_20_Emphasis"><text:span text:style-name="T235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5">,<text:line-break/></text:span></text:span><text:span text:style-name="Strong_20_Emphasis"><text:span text:style-name="T232">Your username</text:span></text:span><text:span text:style-name="Strong_20_Emphasis"><text:span text:style-name="T215"> </text:span></text:span><text:span text:style-name="Definition"><text:span text:style-name="T4">gebruikersnaam</text:span></text:span><text:span text:style-name="Strong_20_Emphasis"><text:span text:style-name="T215">, </text:span></text:span><text:span text:style-name="Strong_20_Emphasis"><text:span text:style-name="T218">en</text:span></text:span><text:span text:style-name="Strong_20_Emphasis"><text:span text:style-name="T215"><text:line-break/></text:span></text:span><text:span text:style-name="Strong_20_Emphasis"><text:span text:style-name="T217">g</text:span></text:span><text:span text:style-name="Strong_20_Emphasis"><text:span text:style-name="T214">eef tweemaal een </text:span></text:span><text:span text:style-name="Strong_20_Emphasis"><text:span text:style-name="T222">wachtwoord</text:span></text:span><text:span text:style-name="Strong_20_Emphasis"><text:span text:style-name="T214">.</text:span></text:span></text:p>
          </table:table-cell>
        </table:table-row>
      </table:table>
      <text:p text:style-name="P43"><text:span text:style-name="Strong_20_Emphasis"><text:span text:style-name="T86"/></text:span></text:p>
      <text:list text:continue-numbering="true" text:style-name="L1">
        <text:list-item>
          <text:p text:style-name="P85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4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3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5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2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2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3 </text:span></text:span><text:span text:style-name="Strong_20_Emphasis"><text:span text:style-name="T88"><text:s/>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301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3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4 <text:s/></text:span></text:span><text:span text:style-name="Strong_20_Emphasis"><text:span text:style-name="T9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0"><text:user-field-get text:name="Distro">Ubuntu</text:user-field-get></text:span></text:span><text:span text:style-name="T168"><text:s/></text:span><text:span text:style-name="T169"><text:user-field-get text:name="Version">24.04</text:user-field-get></text:span><text:span text:style-name="T169"><text:s/></text:span><text:span text:style-name="Strong_20_Emphasis"><text:span text:style-name="T109"><text:user-field-get text:name="Edition">Desktop</text:user-field-get></text:span></text:span><text:span text:style-name="Strong_20_Emphasis"><text:span text:style-name="T109"><text:s/></text:span></text:span><text:span text:style-name="T166">is voltooid.</text:span></text:p>
      <text:p text:style-name="P8"/>
      <text:list text:style-name="L2">
        <text:list-header>
          <text:p text:style-name="P89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7">.</text:span></text:span></text:p>
          <text:p text:style-name="P90"><text:span text:style-name="Emphasis"><text:span text:style-name="T297">C</text:span></text:span><text:span text:style-name="Emphasis"><text:span text:style-name="T298">C0</text:span></text:span><text:span text:style-name="Emphasis"><text:span text:style-name="T297"> 1.0 </text:span></text:span><text:span text:style-name="Emphasis"><text:span text:style-name="T299">Universeel</text:span></text:span><text:span text:style-name="Emphasis"><text:span text:style-name="T297"> </text:span></text:span><text:span text:style-name="Emphasis"><text:span text:style-name="T2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20T09:29:47.193289725">20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0T09:29:47.061546138</dc:date>
    <meta:keyword>Installatie</meta:keyword>
    <meta:keyword>Checklist</meta:keyword>
    <meta:keyword>Linux</meta:keyword>
    <meta:editing-cycles>6900</meta:editing-cycles>
    <meta:editing-duration>P12DT8H43M56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13" meta:character-count="3648" meta:non-whitespace-character-count="3161"/>
    <meta:user-defined meta:name="Info 1"/>
    <meta:user-defined meta:name="Info 2"/>
    <meta:user-defined meta:name="Info 3"/>
    <meta:user-defined meta:name="Info 4"/>
  </office:meta>
</office:document-meta>
</file>